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cbd" officeooo:paragraph-rsid="001fa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his is test fi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9T22:56:17.746367774</meta:creation-date>
    <dc:date>2023-02-19T22:57:00.582220326</dc:date>
    <meta:editing-duration>PT43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6.4.7.2$Linux_X86_64 LibreOffice_project/40$Build-2</meta:generator>
  </office:meta>
</office:document-meta>
</file>